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028de" officeooo:paragraph-rsid="000028de"/>
    </style:style>
    <style:style style:name="P2" style:family="paragraph" style:parent-style-name="Standard">
      <style:text-properties officeooo:rsid="00017f87" officeooo:paragraph-rsid="00017f87"/>
    </style:style>
    <style:style style:name="P3" style:family="paragraph" style:parent-style-name="Standard">
      <style:paragraph-properties fo:text-align="center" style:justify-single-word="false"/>
      <style:text-properties officeooo:rsid="00017f87" officeooo:paragraph-rsid="00017f87"/>
    </style:style>
    <style:style style:name="P4" style:family="paragraph" style:parent-style-name="Standard">
      <style:paragraph-properties fo:text-align="start" style:justify-single-word="false"/>
      <style:text-properties officeooo:rsid="0002ace3" officeooo:paragraph-rsid="0002ace3"/>
    </style:style>
    <style:style style:name="P5" style:family="paragraph" style:parent-style-name="Standard">
      <style:paragraph-properties fo:text-align="start" style:justify-single-word="false"/>
      <style:text-properties officeooo:rsid="000737e7" officeooo:paragraph-rsid="000737e7"/>
    </style:style>
    <style:style style:name="P6" style:family="paragraph" style:parent-style-name="Standard">
      <style:paragraph-properties fo:text-align="start" style:justify-single-word="false"/>
      <style:text-properties officeooo:rsid="000c21c5" officeooo:paragraph-rsid="000c21c5"/>
    </style:style>
    <style:style style:name="P7" style:family="paragraph" style:parent-style-name="Standard">
      <style:paragraph-properties fo:text-align="start" style:justify-single-word="false"/>
      <style:text-properties officeooo:rsid="000d1dd7" officeooo:paragraph-rsid="000d1dd7"/>
    </style:style>
    <style:style style:name="P8" style:family="paragraph" style:parent-style-name="Standard">
      <style:paragraph-properties fo:text-align="start" style:justify-single-word="false"/>
      <style:text-properties officeooo:paragraph-rsid="000d1dd7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0d1dd7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2f980e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erif" fo:font-size="12pt" officeooo:rsid="0011c555" officeooo:paragraph-rsid="000d1dd7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size="12pt" officeooo:rsid="003220c7" officeooo:paragraph-rsid="003220c7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12pt" officeooo:rsid="002f980e" officeooo:paragraph-rsid="002f980e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officeooo:paragraph-rsid="003510fc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" officeooo:paragraph-rsid="0036aad3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erif" officeooo:paragraph-rsid="003ef371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erif" officeooo:rsid="003b9c73" officeooo:paragraph-rsid="003b9c73"/>
    </style:style>
    <style:style style:name="P18" style:family="paragraph" style:parent-style-name="Standard">
      <style:paragraph-properties fo:text-align="start" style:justify-single-word="false"/>
      <style:text-properties fo:color="#000000" style:font-name="Liberation Serif" officeooo:rsid="004430d2" officeooo:paragraph-rsid="004430d2"/>
    </style:style>
    <style:style style:name="P19" style:family="paragraph" style:parent-style-name="Standard">
      <style:paragraph-properties fo:text-align="start" style:justify-single-word="false"/>
      <style:text-properties officeooo:rsid="00221239" officeooo:paragraph-rsid="00221239"/>
    </style:style>
    <style:style style:name="P20" style:family="paragraph" style:parent-style-name="Standard">
      <style:paragraph-properties fo:text-align="start" style:justify-single-word="false"/>
      <style:text-properties officeooo:rsid="0023df29" officeooo:paragraph-rsid="0023df29"/>
    </style:style>
    <style:style style:name="P21" style:family="paragraph" style:parent-style-name="Preformatted_20_Text">
      <style:text-properties fo:color="#000000"/>
    </style:style>
    <style:style style:name="P22" style:family="paragraph" style:parent-style-name="Preformatted_20_Text">
      <style:paragraph-properties fo:text-align="start" style:justify-single-word="false"/>
      <style:text-properties fo:color="#000000" style:font-name="DejaVu Sans Mono" officeooo:rsid="000737e7" officeooo:paragraph-rsid="000737e7"/>
    </style:style>
    <style:style style:name="P23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24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fo:background-color="#ffffff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Serif" fo:font-size="12pt" officeooo:rsid="0036aad3" officeooo:paragraph-rsid="0036aad3" fo:background-color="#ffffff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erif" fo:font-size="12pt" officeooo:rsid="00423c1d" officeooo:paragraph-rsid="003ef371" fo:background-color="#ffffff" style:font-size-asian="12pt" style:font-size-complex="12pt"/>
    </style:style>
    <style:style style:name="P27" style:family="paragraph" style:parent-style-name="Preformatted_20_Text">
      <style:paragraph-properties fo:text-align="start" style:justify-single-word="false"/>
      <style:text-properties fo:color="#000000" style:font-name="Liberation Serif" fo:font-size="12pt" officeooo:paragraph-rsid="003ef371" fo:background-color="#ffffff" style:font-size-asian="12pt" style:font-size-complex="12pt"/>
    </style:style>
    <style:style style:name="P28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fo:background-color="#ffffff" style:font-size-asian="12pt" style:font-size-complex="12pt"/>
    </style:style>
    <style:style style:name="T1" style:family="text">
      <style:text-properties officeooo:rsid="0003e25e"/>
    </style:style>
    <style:style style:name="T2" style:family="text">
      <style:text-properties officeooo:rsid="000d1dd7"/>
    </style:style>
    <style:style style:name="T3" style:family="text">
      <style:text-properties fo:font-weight="bold"/>
    </style:style>
    <style:style style:name="T4" style:family="text">
      <style:text-properties fo:font-weight="bold" officeooo:rsid="00423c1d"/>
    </style:style>
    <style:style style:name="T5" style:family="text">
      <style:text-properties style:font-name="DejaVu Sans Mono"/>
    </style:style>
    <style:style style:name="T6" style:family="text">
      <style:text-properties style:font-name="DejaVu Sans Mono" fo:font-weight="bold"/>
    </style:style>
    <style:style style:name="T7" style:family="text">
      <style:text-properties fo:color="#000000" style:font-name="Liberation Serif" fo:font-size="12pt" style:font-size-asian="12pt" style:font-size-complex="12pt"/>
    </style:style>
    <style:style style:name="T8" style:family="text">
      <style:text-properties fo:color="#000000" style:font-name="Liberation Serif" fo:font-size="12pt" officeooo:rsid="000f6832" style:font-size-asian="12pt" style:font-size-complex="12pt"/>
    </style:style>
    <style:style style:name="T9" style:family="text">
      <style:text-properties fo:color="#000000" style:font-name="Liberation Serif" fo:font-size="12pt" officeooo:rsid="0010e225" style:font-size-asian="12pt" style:font-size-complex="12pt"/>
    </style:style>
    <style:style style:name="T10" style:family="text">
      <style:text-properties fo:color="#000000" style:font-name="Liberation Serif" fo:font-size="12pt" officeooo:rsid="0011c555" style:font-size-asian="12pt" style:font-size-complex="12pt"/>
    </style:style>
    <style:style style:name="T11" style:family="text">
      <style:text-properties fo:color="#000000" style:font-name="Liberation Serif" fo:font-size="12pt" officeooo:rsid="002046f0" style:font-size-asian="12pt" style:font-size-complex="12pt"/>
    </style:style>
    <style:style style:name="T12" style:family="text">
      <style:text-properties fo:color="#000000" style:font-name="Liberation Serif" fo:font-size="12pt" fo:font-weight="bold" style:font-size-asian="12pt" style:font-size-complex="12pt"/>
    </style:style>
    <style:style style:name="T13" style:family="text">
      <style:text-properties officeooo:rsid="00260d6b"/>
    </style:style>
    <style:style style:name="T14" style:family="text">
      <style:text-properties officeooo:rsid="002682cd"/>
    </style:style>
    <style:style style:name="T15" style:family="text">
      <style:text-properties officeooo:rsid="0026d159"/>
    </style:style>
    <style:style style:name="T16" style:family="text">
      <style:text-properties officeooo:rsid="002f980e"/>
    </style:style>
    <style:style style:name="T17" style:family="text">
      <style:text-properties fo:font-size="12pt" officeooo:rsid="003220c7" style:font-size-asian="12pt" style:font-size-complex="12pt"/>
    </style:style>
    <style:style style:name="T18" style:family="text">
      <style:text-properties style:font-name="Liberation Serif" fo:font-size="12pt" fo:font-weight="bold" fo:background-color="#ffffff" loext:char-shading-value="0" style:font-size-asian="12pt" style:font-size-complex="12pt"/>
    </style:style>
    <style:style style:name="T19" style:family="text">
      <style:text-properties style:font-name="Liberation Serif" fo:font-size="12pt" fo:background-color="#ffffff" loext:char-shading-value="0" style:font-size-asian="12pt" style:font-size-complex="12pt"/>
    </style:style>
    <style:style style:name="T20" style:family="text">
      <style:text-properties style:font-name="Liberation Serif" fo:font-size="12pt" officeooo:rsid="0036aad3" fo:background-color="#ffffff" loext:char-shading-value="0" style:font-size-asian="12pt" style:font-size-complex="12pt"/>
    </style:style>
    <style:style style:name="T21" style:family="text">
      <style:text-properties style:font-name="Liberation Serif" fo:font-size="12pt" officeooo:rsid="0037af12" fo:background-color="#ffffff" loext:char-shading-value="0" style:font-size-asian="12pt" style:font-size-complex="12pt"/>
    </style:style>
    <style:style style:name="T22" style:family="text">
      <style:text-properties style:font-name="Liberation Serif" fo:font-size="12pt" officeooo:rsid="0037d164" fo:background-color="#ffffff" loext:char-shading-value="0" style:font-size-asian="12pt" style:font-size-complex="12pt"/>
    </style:style>
    <style:style style:name="T23" style:family="text">
      <style:text-properties style:font-name="Liberation Serif" fo:font-size="12pt" officeooo:rsid="003b9c73" fo:background-color="#ffffff" loext:char-shading-value="0" style:font-size-asian="12pt" style:font-size-complex="12pt"/>
    </style:style>
    <style:style style:name="T24" style:family="text">
      <style:text-properties style:font-name="Liberation Serif" fo:font-size="12pt" officeooo:rsid="0040e508" fo:background-color="#ffffff" loext:char-shading-value="0" style:font-size-asian="12pt" style:font-size-complex="12pt"/>
    </style:style>
    <style:style style:name="T25" style:family="text">
      <style:text-properties style:font-name="Liberation Serif" fo:font-size="12pt" officeooo:rsid="00423c1d" fo:background-color="#ffffff" loext:char-shading-value="0" style:font-size-asian="12pt" style:font-size-complex="12pt"/>
    </style:style>
    <style:style style:name="T26" style:family="text">
      <style:text-properties officeooo:rsid="00423c1d"/>
    </style:style>
    <style:style style:name="T27" style:family="text">
      <style:text-properties officeooo:rsid="00461b42"/>
    </style:style>
    <style:style style:name="T28" style:family="text">
      <style:text-properties officeooo:rsid="004a21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ançois Basset</text:p>
      <text:p text:style-name="P2">Benoit Pinault</text:p>
      <text:p text:style-name="P1"/>
      <text:p text:style-name="P1"/>
      <text:p text:style-name="P3">Rapport du projet « YamlDB »</text:p>
      <text:p text:style-name="P3"/>
      <text:p text:style-name="P3"/>
      <text:p text:style-name="P3"/>
      <text:p text:style-name="P4">L’objectif de ce projet est de construire une <text:span text:style-name="T1">application permettant d’écrire et de lire une base de données modélisé par des fichiers .yaml</text:span></text:p>
      <text:p text:style-name="P4"/>
      <text:p text:style-name="P5">Structures de données :</text:p>
      <text:p text:style-name="P5"/>
      <text:p text:style-name="P22"><text:span text:style-name="T3">struct </text:span>Database {</text:p>
      <text:p text:style-name="P21"><text:s text:c="4"/><text:span text:style-name="T6">char</text:span><text:span text:style-name="T5">* name;</text:span></text:p>
      <text:p text:style-name="P21"><text:s text:c="4"/><text:span text:style-name="T5">FILE* file;</text:span></text:p>
      <text:p text:style-name="P21"><text:s text:c="4"/><text:span text:style-name="T5">Table** tables;</text:span></text:p>
      <text:p text:style-name="P21"><text:s text:c="4"/><text:span text:style-name="T6">int </text:span><text:span text:style-name="T5">lengthTables;</text:span></text:p>
      <text:p text:style-name="P21"><text:s text:c="4"/><text:span text:style-name="T6">int </text:span><text:span text:style-name="T5">capacityTables;</text:span></text:p>
      <text:p text:style-name="P23">};</text:p>
      <text:p text:style-name="P22"><text:span text:style-name="T3">struct </text:span>Table {</text:p>
      <text:p text:style-name="P21"><text:s text:c="4"/><text:span text:style-name="T5">FILE* file;</text:span></text:p>
      <text:p text:style-name="P21"><text:s text:c="4"/><text:span text:style-name="T6">char</text:span><text:span text:style-name="T5">* name;</text:span></text:p>
      <text:p text:style-name="P21"><text:s text:c="4"/><text:span text:style-name="T6">int </text:span><text:span text:style-name="T5">lengthAttributes;</text:span></text:p>
      <text:p text:style-name="P21"><text:s text:c="4"/><text:span text:style-name="T5">Attribut** attributes;</text:span></text:p>
      <text:p text:style-name="P21"><text:s text:c="4"/><text:span text:style-name="T6">int </text:span><text:span text:style-name="T5">lengthOccurences;</text:span></text:p>
      <text:p text:style-name="P21"><text:s text:c="4"/><text:span text:style-name="T6">int </text:span><text:span text:style-name="T5">capacityOccurences;</text:span></text:p>
      <text:p text:style-name="P21"><text:s text:c="4"/><text:span text:style-name="T5">Occurence** occurences;</text:span></text:p>
      <text:p text:style-name="P23">};</text:p>
      <text:p text:style-name="P22"><text:span text:style-name="T3">typedef struct </text:span>Attribut {</text:p>
      <text:p text:style-name="P21"><text:s text:c="4"/><text:span text:style-name="T6">char</text:span><text:span text:style-name="T5">* name;</text:span></text:p>
      <text:p text:style-name="P21"><text:s text:c="4"/><text:span text:style-name="T5">AttributType type;</text:span></text:p>
      <text:p text:style-name="P23">} Attribut;</text:p>
      <text:p text:style-name="P22"><text:span text:style-name="T3">typedef struct </text:span>Occurence {</text:p>
      <text:p text:style-name="P21"><text:s text:c="4"/><text:span text:style-name="T5">OccurenceValue** values;</text:span></text:p>
      <text:p text:style-name="P21"><text:s text:c="4"/><text:span text:style-name="T6">int </text:span><text:span text:style-name="T5">length;</text:span></text:p>
      <text:p text:style-name="P21"><text:s text:c="4"/><text:span text:style-name="T6">int </text:span><text:span text:style-name="T5">capacity;</text:span></text:p>
      <text:p text:style-name="P23">} Occurence;</text:p>
      <text:p text:style-name="P22"><text:span text:style-name="T3">typedef struct </text:span>OccurenceValue {</text:p>
      <text:p text:style-name="P21"><text:s text:c="4"/><text:span text:style-name="T6">char</text:span><text:span text:style-name="T5">* value;</text:span></text:p>
      <text:p text:style-name="P21"><text:s text:c="4"/><text:span text:style-name="T5">AttributType type;</text:span></text:p>
      <text:p text:style-name="P23">} OccurenceValue;</text:p>
      <text:p text:style-name="P22"><text:span text:style-name="T3">typedef struct </text:span>Condition {</text:p>
      <text:p text:style-name="P21"><text:s text:c="4"/><text:span text:style-name="T6">char</text:span><text:span text:style-name="T5">* attribut;</text:span></text:p>
      <text:p text:style-name="P21"><text:s text:c="4"/><text:span text:style-name="T5">ConditionType type;</text:span></text:p>
      <text:p text:style-name="P21"><text:s text:c="4"/><text:span text:style-name="T6">char</text:span><text:span text:style-name="T5">* value;</text:span></text:p>
      <text:p text:style-name="P21"><text:s text:c="4"/><text:span text:style-name="T5">Occurence** occurences;</text:span></text:p>
      <text:p text:style-name="P21"><text:s text:c="4"/><text:span text:style-name="T6">int </text:span><text:span text:style-name="T5">correct;</text:span></text:p>
      <text:p text:style-name="P23">} Condition;</text:p>
      <text:p text:style-name="P5"/>
      <text:p text:style-name="P5"/>
      <text:p text:style-name="P22"><text:soft-page-break/><text:span text:style-name="T3">typedef struct </text:span>Affectation {</text:p>
      <text:p text:style-name="P21"><text:s text:c="4"/><text:span text:style-name="T6">char</text:span><text:span text:style-name="T5">* attribut;</text:span></text:p>
      <text:p text:style-name="P21"><text:s text:c="4"/><text:span text:style-name="T6">char</text:span><text:span text:style-name="T5">* value;</text:span></text:p>
      <text:p text:style-name="P23">} Affectation;</text:p>
      <text:p text:style-name="P19"/>
      <text:p text:style-name="P19">Structure fichiers .yaml :</text:p>
      <text:p text:style-name="P19"/>
      <text:p text:style-name="P20">Dans cette exemple nous avons la base de données « World » et une table « Pays ».</text:p>
      <text:p text:style-name="P20"/>
      <text:p text:style-name="P20">Fichier world.yaml :</text:p>
      <text:p text:style-name="P20"/>
      <text:p text:style-name="P20">tables:</text:p>
      <text:p text:style-name="P20"><text:s text:c="7"/>- pays</text:p>
      <text:p text:style-name="P20"/>
      <text:p text:style-name="P20">Fichier world.pays.yaml :</text:p>
      <text:p text:style-name="P20"/>
      <text:p text:style-name="P20">attributes:</text:p>
      <text:p text:style-name="P20"><text:s text:c="5"/>id: 5</text:p>
      <text:p text:style-name="P20"><text:s text:c="5"/>name: 4</text:p>
      <text:p text:style-name="P20"><text:s text:c="5"/>size: 3</text:p>
      <text:p text:style-name="P20"/>
      <text:p text:style-name="P20">occurences:</text:p>
      <text:p text:style-name="P20"><text:s text:c="8"/>- [1,"france",1000000.0,]</text:p>
      <text:p text:style-name="P20"><text:s text:c="8"/>- [2,"uk", 400000.0,]</text:p>
      <text:p text:style-name="P20"><text:s text:c="8"/>- [3,"espagne",500000.0,]</text:p>
      <text:p text:style-name="P20"><text:s text:c="8"/>- [4,"italie",400000.0,]</text:p>
      <text:p text:style-name="P20"><text:s text:c="8"/>- [5,"<text:span text:style-name="T14">etats-unis</text:span>",<text:span text:style-name="T14">10000000</text:span>.0,]</text:p>
      <text:p text:style-name="P20"><text:s text:c="8"/>- [6,"islande",100000.0,]</text:p>
      <text:p text:style-name="P20"><text:s text:c="8"/>- [7,"pologne",100000.0,]</text:p>
      <text:p text:style-name="P20"><text:s text:c="8"/>- [8,"russie",17000000.0,]</text:p>
      <text:p text:style-name="P20"><text:s text:c="8"/>- [9,"canada",10000000.0,]</text:p>
      <text:p text:style-name="P20"><text:s text:c="8"/>- [10,"bresil",8000000.0,]</text:p>
      <text:p text:style-name="P5"/>
      <text:p text:style-name="P6">Fonctions principales :</text:p>
      <text:p text:style-name="P6"/>
      <text:p text:style-name="P7">database.c :</text:p>
      <text:p text:style-name="P8"><text:span text:style-name="T2"><text:tab/></text:span><text:span text:style-name="T7">Database* databaseNew(</text:span><text:span text:style-name="T12">char</text:span><text:span text:style-name="T7">* name);</text:span></text:p>
      <text:p text:style-name="P8"><text:span text:style-name="T7"><text:tab/><text:tab/></text:span><text:span text:style-name="T8">Cette fonction </text:span><text:span text:style-name="T9">crée une base de données </text:span><text:span text:style-name="T10">à partir d’un nom et </text:span><text:span text:style-name="T11">crée</text:span><text:span text:style-name="T10"> un fichier .yaml</text:span></text:p>
      <text:p text:style-name="P11"><text:tab/><text:tab/>qui listera toute les noms des tables.</text:p>
      <text:p text:style-name="P9"><text:span text:style-name="T2"><text:tab/></text:span>Database* databaseOpen(<text:span text:style-name="T3">char</text:span>* name);</text:p>
      <text:p text:style-name="P9"><text:tab/><text:tab/><text:span text:style-name="T13">Cette fonction lit les fichiers .yaml et crée des instances de Table et de Database.</text:span></text:p>
      <text:p text:style-name="P9"><text:tab/><text:span text:style-name="T3">void </text:span>databaseAddNewTable(Database* database, Table* table);</text:p>
      <text:p text:style-name="P9"><text:tab/><text:tab/><text:span text:style-name="T15">Cette fonction ajoute un objet Table dans le tableau </text:span></text:p>
      <text:p text:style-name="P9"><text:tab/><text:span text:style-name="T3">void </text:span>databaseDeleteTable(Database* database, <text:span text:style-name="T3">char</text:span>* tableName);</text:p>
      <text:p text:style-name="P10"><text:tab/><text:tab/><text:span text:style-name="T16">Cette fonction supprime l’objet Table en mémoire et supprime le fichier</text:span></text:p>
      <text:p text:style-name="P13"><text:tab/><text:tab/>correspondant au nom de la table</text:p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table.c :</text:p>
      <text:p text:style-name="P14"><text:span text:style-name="T17"><text:tab/></text:span><text:span text:style-name="T18">void </text:span><text:span text:style-name="T19">tableRetrieveAttributes(Table* table);</text:span></text:p>
      <text:p text:style-name="P14"><text:span text:style-name="T19"><text:tab/><text:tab/></text:span><text:span text:style-name="T22">Crée en mémoire les objets Attribut dans la structure table</text:span></text:p>
      <text:p text:style-name="P14"><text:span text:style-name="T18"><text:tab/>void </text:span><text:span text:style-name="T19">tableRetrieveOccurences(Table* table);</text:span></text:p>
      <text:p text:style-name="P14"><text:span text:style-name="T19"><text:tab/><text:tab/></text:span><text:span text:style-name="T22">Crée en mémoire les occurrences dans la structure table</text:span></text:p>
      <text:p text:style-name="P14"><text:span text:style-name="T18"><text:tab/>int </text:span><text:span text:style-name="T19">tableIs(</text:span><text:span text:style-name="T18">char</text:span><text:span text:style-name="T19">* fileName);</text:span></text:p>
      <text:p text:style-name="P15"><text:span text:style-name="T19"><text:tab/><text:tab/></text:span><text:span text:style-name="T20">Vérifie à partir du nom de la table si le fichier .yaml </text:span><text:span text:style-name="T21">existe et qu’il</text:span><text:span text:style-name="T20"> commence par</text:span></text:p>
      <text:p text:style-name="P25"><text:tab/><text:tab/>l’en-tête « attributes : »</text:p>
      <text:p text:style-name="P25"/>
      <text:p text:style-name="P17"><text:span text:style-name="T20">a</text:span><text:span text:style-name="T19">ttribut.c :</text:span></text:p>
      <text:p text:style-name="P16"><text:span text:style-name="T23"><text:tab/></text:span><text:span text:style-name="T19">Attribut* attributNew(</text:span><text:span text:style-name="T18">char</text:span><text:span text:style-name="T19">* name, </text:span><text:span text:style-name="T18">int </text:span><text:span text:style-name="T19">type);</text:span></text:p>
      <text:p text:style-name="P16"><text:span text:style-name="T19"><text:tab/><text:tab/></text:span><text:span text:style-name="T24">Crée un objet Attribut en mémoire à partir d’un nom et d’un type de données</text:span></text:p>
      <text:p text:style-name="P16"><text:span text:style-name="T18"><text:tab/>void </text:span><text:span text:style-name="T19">attributFree(Attribut* attribut);</text:span></text:p>
      <text:p text:style-name="P16"><text:span text:style-name="T19"><text:tab/><text:tab/></text:span><text:span text:style-name="T24">Libère </text:span><text:span text:style-name="T25">l’objet Attribut en mémoire</text:span></text:p>
      <text:p text:style-name="P26"/>
      <text:p text:style-name="P18"><text:span text:style-name="T25">occurrence.</text:span><text:span text:style-name="T19">h :</text:span></text:p>
      <text:p text:style-name="P27"><text:span text:style-name="T4"><text:tab/>void </text:span><text:span text:style-name="T26">occurenceAdd(Occurence* occurence, OccurenceValue* value);</text:span></text:p>
      <text:p text:style-name="P24"><text:span text:style-name="T3"><text:tab/>int </text:span>occurenceIsCorrect(Table* table, Occurence* occurrence);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8:37:09.780940036</meta:creation-date>
    <dc:date>2017-12-16T15:25:47.719868999</dc:date>
    <meta:editing-duration>PT10H59M20S</meta:editing-duration>
    <meta:editing-cycles>43</meta:editing-cycles>
    <meta:generator>LibreOffice/5.1.6.2$Linux_X86_64 LibreOffice_project/10m0$Build-2</meta:generator>
    <meta:document-statistic meta:table-count="0" meta:image-count="0" meta:object-count="0" meta:page-count="3" meta:paragraph-count="94" meta:word-count="366" meta:character-count="2849" meta:non-whitespace-character-count="2335"/>
  </office:meta>
</office:document-meta>
</file>